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floater" manifest:media-type=""/>
  <manifest:file-entry manifest:full-path="Configurations2/accelerator/current.xml" manifest:media-type=""/>
  <manifest:file-entry manifest:full-path="Configurations2/toolpanel" manifest:media-type=""/>
  <manifest:file-entry manifest:full-path="Configurations2/progressbar" manifest:media-type=""/>
  <manifest:file-entry manifest:full-path="Configurations2/popupmenu" manifest:media-type=""/>
  <manifest:file-entry manifest:full-path="Configurations2/toolbar" manifest:media-type=""/>
  <manifest:file-entry manifest:full-path="Configurations2/images/Bitmaps" manifest:media-type=""/>
  <manifest:file-entry manifest:full-path="Configurations2/statusbar" manifest:media-type=""/>
  <manifest:file-entry manifest:full-path="Configurations2/menubar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cm" table:align="margins" style:writing-mode="lr-tb"/>
    </style:style>
    <style:style style:name="Tableau1.A" style:family="table-column">
      <style:table-column-properties style:column-width="17.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3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4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none"/>
    </style:style>
    <style:style style:name="P5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6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7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italic" style:text-underline-style="none" style:font-style-asian="italic" style:font-style-complex="italic"/>
    </style:style>
    <style:style style:name="P8" style:family="paragraph" style:parent-style-name="pmAdvices">
      <style:paragraph-properties fo:margin-left="0cm" fo:margin-right="0cm" fo:margin-top="0cm" fo:margin-bottom="0cm" style:contextual-spacing="false" fo:orphans="0" fo:widows="0" fo:text-indent="0cm" style:auto-text-indent="false" style:text-autospace="none" style:punctuation-wrap="simple" style:vertical-align="baseline" style:writing-mode="lr-tb"/>
    </style:style>
    <style:style style:name="P9" style:family="paragraph" style:parent-style-name="pmAdvices">
      <style:paragraph-properties fo:margin-left="0cm" fo:margin-right="0cm" fo:margin-top="0cm" fo:margin-bottom="0cm" style:contextual-spacing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none" style:font-style-asian="normal" style:font-style-complex="normal"/>
    </style:style>
    <style:style style:name="P10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</style:style>
    <style:style style:name="P1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/>
    </style:style>
    <style:style style:name="P1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size="2pt" style:font-size-asian="2pt" style:font-size-complex="2pt"/>
    </style:style>
    <style:style style:name="P14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style:font-size-asian="2pt" style:font-weight-asian="bold" style:font-name-complex="Arial" style:font-size-complex="2pt" style:font-weight-complex="bold"/>
    </style:style>
    <style:style style:name="P15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025cm" fo:margin-right="0cm" fo:text-indent="0cm"/>
    </style:style>
    <style:style style:name="T1" style:family="text"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2" style:family="text">
      <style:text-properties style:font-name="Times New Roman"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24119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1" style:family="text">
      <style:text-properties officeooo:rsid="001c66e1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vis du Directeur financier</text:p>
      <text:section text:style-name="Sect1" text:name="Section1">
        <text:p text:style-name="P14"><office:annotation><dc:creator>Vivian Antoine</dc:creator><dc:date>2015-03-26T09:40:59</dc:date><text:p text:style-name="P16"><text:span text:style-name="T12">do section- with advices=meetingConfig</text:span><text:span text:style-name="T13">.adapted().getUsedFinanceGroupIds()</text:span></text:p></office:annotatio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4"><office:annotation><dc:creator>Vivian Antoine</dc:creator><dc:date>2015-05-07T14:18:45</dc:date><text:p text:style-name="P16"><text:span text:style-name="T13">do table- for advice in advices</text:span></text:p></office:annotation></text:p>
              <text:section text:style-name="Sect1" text:name="Section2">
                <text:p text:style-name="P12"><text:span text:style-name="T10"><office:annotation><dc:creator>Vivian Antoine</dc:creator><dc:date>2015-05-07T15:14:05</dc:date><text:p text:style-name="P16"><text:span text:style-name="T13">do section- if advice in self.getAdviceDataFor(self)</text:span></text:p></office:annotation></text:span><text:bookmark-start text:name="Decisions1"/><text:span text:style-name="T5">AVIS</text:span> : <text:span text:style-name="T11"><text:text-input text:description="">self.getAdviceDataFor(self, advice)['type_translated']</text:text-input></text:span></text:p>
                <text:p text:style-name="P1"/>
                <text:p text:style-name="P3"><text:bookmark-end text:name="Decisions1"/><text:span text:style-name="T9">DATE DU PRESENT AVIS</text:span><text:span text:style-name="T3"> : </text:span><text:span text:style-name="T3"><office:annotation><dc:creator>Vivian Antoine</dc:creator><dc:date>2014-07-08T10:13:21</dc:date><text:p text:style-name="P16"><text:span text:style-name="T13">do text if self.getAdviceDataFor(self, advice)['advice_given_on']</text:span></text:p></office:annotation></text:span><text:span text:style-name="T3"><text:text-input text:description="">self.getAdviceDataFor(self, advice)['advice_given_on'].strftime('%d/%m/%Y  à %H:%M')</text:text-input></text:span></text:p>
                <text:p text:style-name="P4"/>
                <text:p text:style-name="P2"><text:span text:style-name="T9">OBJET</text:span><text:span text:style-name="T3"> : </text:span><text:span text:style-name="T1"><text:text-input text:description="">self.Title()</text:text-input></text:span></text:p>
                <text:p text:style-name="P5"/>
                <text:p text:style-name="P3"><text:span text:style-name="T2">SERVICE</text:span><text:span text:style-name="T1"> : </text:span><text:span text:style-name="T1"><text:text-input text:description="">self.displayValue(self.listProposingGroups(), self.getProposingGroup())</text:text-input></text:span></text:p>
                <text:p text:style-name="P6"/>
                <text:p text:style-name="P3"><text:span text:style-name="T2">AGENT</text:span><text:span text:style-name="T1"> : </text:span><text:span text:style-name="T1"><text:text-input text:description="">self.portal_membership.getMemberInfo(str(self.Creator()))['fullname']</text:text-input></text:span></text:p>
                <text:p text:style-name="P5"/>
                <text:p text:style-name="P3"><text:span text:style-name="T9">TYPE</text:span> D'AVIS<text:span text:style-name="T3"> : </text:span><text:span text:style-name="T3"><office:annotation><dc:creator>Philippe Stitou</dc:creator><dc:date>2014-05-12T10:04:38</dc:date><text:p text:style-name="P16"><text:span text:style-name="T15">do text if self.getAdviceDataFor(self, advice)['delay_label'] </text:span></text:p></office:annotation></text:span><text:span text:style-name="T7"><text:text-input text:description="">self.getAdviceDataFor(self,advice)['delay_label']</text:text-input></text:span></text:p>
                <text:p text:style-name="P7"/>
                <text:p text:style-name="P8"><text:span text:style-name="T6">DELAI</text:span><text:span text:style-name="T8"> (jours ouvrables)</text:span><text:span text:style-name="T7"> : </text:span><text:span text:style-name="T7"><office:annotation><dc:creator>Philippe Stitou</dc:creator><dc:date>2014-05-12T10:04:09</dc:date><text:p text:style-name="P16"><text:span text:style-name="T15">do text if self.getAdviceDataFor(self, advice)['delay']</text:span></text:p></office:annotation></text:span><text:span text:style-name="T7"><text:text-input text:description="">self.getAdviceDataFor(self, advice)['delay']</text:text-input></text:span></text:p>
                <text:p text:style-name="P9"/>
                <text:p text:style-name="P10"><text:span text:style-name="T9">DATE DE RECEPTION DU DOSSIER</text:span><text:span text:style-name="T3"> <text:tab/>: </text:span><text:span text:style-name="T3"><office:annotation><dc:creator>Philippe Stitou</dc:creator><dc:date>2014-05-08T13:35:51</dc:date><text:p text:style-name="P16"><text:span text:style-name="T13">do text if 'delay_started_on' in self.getAdviceDataFor(self, advice) and self.getAdviceDataFor(self, advice)['delay_started_on']</text:span></text:p></office:annotation></text:span><text:span text:style-name="T3"><text:text-input text:description="">self.getAdviceDataFor(self, advice)['delay_started_on'].strftime('%d/%m/%Y')</text:text-input></text:span></text:p>
                <text:p text:style-name="P9"/>
                <text:p text:style-name="P3"><text:span text:style-name="T9">DATE LIMITE DE REMISE D'AVIS</text:span><text:span text:style-name="T3"> <text:tab/>: </text:span><text:span text:style-name="T3"><office:annotation><dc:creator>Philippe Stitou</dc:creator><dc:date>2014-05-08T13:37:28</dc:date><text:p text:style-name="P17"><text:span text:style-name="T13">do text if self.getAdviceDataFor(self, advice)['delay_infos']</text:span></text:p></office:annotation></text:span><text:span text:style-name="T4"><text:text-input text:description="">self.getAdviceDataFor(self, advice)['delay_infos']['limit_date_localized']</text:text-input></text:span></text:p>
                <text:p text:style-name="P4"/>
                <text:p text:style-name="P11"><text:span text:style-name="T5">COMMENTAIRE</text:span><text:span text:style-name="T3"> </text:span>:</text:p>
                <text:p text:style-name="P11"><office:annotation><dc:creator>Philippe Stitou</dc:creator><dc:date>2014-04-04T16:15:09</dc:date><text:p text:style-name="P16"><text:span text:style-name="T14">do text</text:span></text:p><text:p text:style-name="P16"><text:span text:style-name="T14">from xhtml(self.getAdviceDataFor(self, advice)['comment'] or '-')</text:span></text:p></office:annotation></text:p>
                <text:p text:style-name="P11"/>
                <text:p text:style-name="P11"><office:annotation><dc:creator>Vivian Antoine</dc:creator><dc:date>2014-07-08T09:59:33</dc:date><text:p text:style-name="P16"><text:span text:style-name="T13">do text if self.getAdviceDataFor(self, advice)['advice_given_on']</text:span></text:p></office:annotation>Le <text:span text:style-name="T3"><text:text-input text:description="">self.getAdviceDataFor(self, advice)['name']</text:text-input></text:span><text:span text:style-name="T3">, </text:span><text:span text:style-name="T3"><text:text-input text:description="">self.getAdviceDataFor(self, advice)['advice_given_on'] and self.portal_membership.getMemberInfo(getattr(self, self.adviceIndex[advice]['advice_id']).Creator())['fullname'] or ''</text:text-input></text:span></text:p>
              </text:section>
              <text:p text:style-name="P13"><text:s/></text:p>
            </table:table-cell>
          </table:table-row>
        </table:table>
        <text:p text:style-name="P14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creation-date>2015-03-26T09:46:39</meta:creation-date>
    <meta:editing-cycles>41</meta:editing-cycles>
    <meta:editing-duration>PT3H12M39S</meta:editing-duration>
    <meta:generator>LibreOffice/4.2.8.2$Linux_X86_64 LibreOffice_project/420m0$Build-2</meta:generator>
    <meta:initial-creator>Vivian Antoine</meta:initial-creator>
    <dc:date>2016-06-23T16:12:50.549650010</dc:date>
    <meta:document-statistic meta:table-count="1" meta:image-count="0" meta:object-count="0" meta:page-count="1" meta:paragraph-count="17" meta:word-count="88" meta:character-count="982" meta:non-whitespace-character-count="924"/>
    <meta:user-defined meta:name="Info 1"/>
    <meta:user-defined meta:name="Info 2"/>
    <meta:user-defined meta:name="Info 3"/>
    <meta:user-defined meta:name="Info 4"/>
  </office:meta>
</office:document-meta>
</file>